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meraZoom" table:style-name="ta1">
        <table:shapes>
          <draw:frame draw:z-index="0" draw:style-name="gr1" draw:text-style-name="P1" svg:width="265.7mm" svg:height="156.18mm" svg:x="68.83mm" svg:y="1.06mm">
            <loext:p/>
            <draw:object draw:notify-on-update-of-ranges="CameraZoom.A2:CameraZoom.A5 CameraZoom.B1:CameraZoom.B1 CameraZoom.B2:CameraZoom.B5 CameraZoom.A2:CameraZoom.A5 CameraZoom.C1:CameraZoom.C1 CameraZoom.C2:CameraZoom.C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4" calcext:value-type="float">
            <text:p>7.4</text:p>
          </table:table-cell>
          <table:table-cell office:value-type="float" office:value="-650" calcext:value-type="float">
            <text:p>-6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8" calcext:value-type="float">
            <text:p>5.8</text:p>
          </table:table-cell>
          <table:table-cell office:value-type="float" office:value="-1150" calcext:value-type="float">
            <text:p>-1150</text:p>
          </table:table-cell>
        </table:table-row>
      </table:table>
      <table:table table:name="BeamDamage" table:style-name="ta1">
        <table:shapes>
          <draw:frame draw:z-index="0" draw:style-name="gr1" draw:text-style-name="P1" svg:width="180.4mm" svg:height="98.67mm" svg:x="163.25mm" svg:y="4.25mm">
            <loext:p/>
            <draw:object draw:notify-on-update-of-ranges="BeamDamage.A7:BeamDamage.A18 BeamDamage.B1:BeamDamage.B1 BeamDamage.C7:BeamDamage.C18 BeamDamage.A7:BeamDamage.A18 BeamDamage.D1:BeamDamage.D1 BeamDamage.E7:BeamDamage.E18 BeamDamage.A7:BeamDamage.A18 BeamDamage.F1:BeamDamage.F1 BeamDamage.G7:BeamDamage.G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Big beam</text:p>
          </table:table-cell>
          <table:covered-table-cell/>
          <table:table-cell table:style-name="ce2" office:value-type="string" calcext:value-type="string" table:number-columns-spanned="2" table:number-rows-spanned="1">
            <text:p>Mini beam</text:p>
          </table:table-cell>
          <table:covered-table-cell/>
          <table:table-cell table:style-name="ce2" office:value-type="string" calcext:value-type="string" table:number-columns-spanned="2" table:number-rows-spanned="1">
            <text:p>Test</text:p>
          </table:table-cell>
          <table:covered-table-cell/>
        </table:table-row>
        <table:table-row table:style-name="ro1">
          <table:table-cell office:value-type="string" calcext:value-type="string">
            <text:p>Initial Radius</text:p>
          </table:table-cell>
          <table:table-cell table:style-name="ce2" office:value-type="float" office:value="0.3" calcext:value-type="float" table:number-columns-spanned="2" table:number-rows-spanned="1">
            <text:p>0.3</text:p>
          </table:table-cell>
          <table:covered-table-cell/>
          <table:table-cell table:style-name="ce2" office:value-type="float" office:value="0.15" calcext:value-type="float" table:number-columns-spanned="2" table:number-rows-spanned="1">
            <text:p>0.15</text:p>
          </table:table-cell>
          <table:covered-table-cell/>
          <table:table-cell table:style-name="ce2" office:value-type="float" office:value="0.15" calcext:value-type="float" table:number-columns-spanned="2" table:number-rows-spanned="1">
            <text:p>0.15</text:p>
          </table:table-cell>
          <table:covered-table-cell/>
        </table:table-row>
        <table:table-row table:style-name="ro1">
          <table:table-cell office:value-type="string" calcext:value-type="string">
            <text:p>Divergence</text:p>
          </table:table-cell>
          <table:table-cell table:style-name="ce2" office:value-type="float" office:value="0.0017" calcext:value-type="float" table:number-columns-spanned="2" table:number-rows-spanned="1">
            <text:p>0.0017</text:p>
          </table:table-cell>
          <table:covered-table-cell/>
          <table:table-cell table:style-name="ce2" office:value-type="float" office:value="0.0018" calcext:value-type="float" table:number-columns-spanned="2" table:number-rows-spanned="1">
            <text:p>0.0018</text:p>
          </table:table-cell>
          <table:covered-table-cell/>
          <table:table-cell table:style-name="ce2" office:value-type="float" office:value="0.0015" calcext:value-type="float" table:number-columns-spanned="2" table:number-rows-spanned="1">
            <text:p>0.0015</text:p>
          </table:table-cell>
          <table:covered-table-cell/>
        </table:table-row>
        <table:table-row table:style-name="ro1">
          <table:table-cell office:value-type="string" calcext:value-type="string">
            <text:p>Base Damage</text:p>
          </table:table-cell>
          <table:table-cell table:style-name="ce2" office:value-type="float" office:value="360" calcext:value-type="float" table:number-columns-spanned="2" table:number-rows-spanned="1">
            <text:p>360</text:p>
          </table:table-cell>
          <table:covered-table-cell/>
          <table:table-cell table:style-name="ce2" office:value-type="float" office:value="3.6" calcext:value-type="float" table:number-columns-spanned="2" table:number-rows-spanned="1">
            <text:p>3.6</text:p>
          </table:table-cell>
          <table:covered-table-cell/>
          <table:table-cell table:style-name="ce2" office:value-type="float" office:value="3.6" calcext:value-type="float" table:number-columns-spanned="2" table:number-rows-spanned="1">
            <text:p>3.6</text:p>
          </table:table-cell>
          <table:covered-table-cell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2]+([.B$3]*[.$A7])" office:value-type="float" office:value="0.3" calcext:value-type="float">
            <text:p>0.3</text:p>
          </table:table-cell>
          <table:table-cell table:formula="of:=[.B$4]/([.B7]*[.B7])" office:value-type="float" office:value="4000" calcext:value-type="float">
            <text:p>4000</text:p>
          </table:table-cell>
          <table:table-cell table:formula="of:=[.D$2]+([.D$3]*[.$A7])" office:value-type="float" office:value="0.15" calcext:value-type="float">
            <text:p>0.15</text:p>
          </table:table-cell>
          <table:table-cell table:formula="of:=[.D$4]/([.D7]*[.D7])" office:value-type="float" office:value="160" calcext:value-type="float">
            <text:p>160</text:p>
          </table:table-cell>
          <table:table-cell table:formula="of:=[.F$2]+([.F$3]*[.$A7])" office:value-type="float" office:value="0.15" calcext:value-type="float">
            <text:p>0.15</text:p>
          </table:table-cell>
          <table:table-cell table:formula="of:=[.F$4]/([.F7]*[.F7]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+([.B$3]*[.$A8])" office:value-type="float" office:value="0.317" calcext:value-type="float">
            <text:p>0.317</text:p>
          </table:table-cell>
          <table:table-cell table:formula="of:=[.B$4]/([.B8]*[.B8])" office:value-type="float" office:value="3582.48166465981" calcext:value-type="float">
            <text:p>3582.48166465981</text:p>
          </table:table-cell>
          <table:table-cell table:formula="of:=[.D$2]+([.D$3]*[.$A8])" office:value-type="float" office:value="0.168" calcext:value-type="float">
            <text:p>0.168</text:p>
          </table:table-cell>
          <table:table-cell table:formula="of:=[.D$4]/([.D8]*[.D8])" office:value-type="float" office:value="127.551020408163" calcext:value-type="float">
            <text:p>127.551020408163</text:p>
          </table:table-cell>
          <table:table-cell table:formula="of:=[.F$2]+([.F$3]*[.$A8])" office:value-type="float" office:value="0.165" calcext:value-type="float">
            <text:p>0.165</text:p>
          </table:table-cell>
          <table:table-cell table:formula="of:=[.F$4]/([.F8]*[.F8])" office:value-type="float" office:value="132.231404958678" calcext:value-type="float">
            <text:p>132.231404958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2]+([.B$3]*[.$A9])" office:value-type="float" office:value="0.385" calcext:value-type="float">
            <text:p>0.385</text:p>
          </table:table-cell>
          <table:table-cell table:formula="of:=[.B$4]/([.B9]*[.B9])" office:value-type="float" office:value="2428.74009107775" calcext:value-type="float">
            <text:p>2428.74009107775</text:p>
          </table:table-cell>
          <table:table-cell table:formula="of:=[.D$2]+([.D$3]*[.$A9])" office:value-type="float" office:value="0.24" calcext:value-type="float">
            <text:p>0.24</text:p>
          </table:table-cell>
          <table:table-cell table:formula="of:=[.D$4]/([.D9]*[.D9])" office:value-type="float" office:value="62.5" calcext:value-type="float">
            <text:p>62.5</text:p>
          </table:table-cell>
          <table:table-cell table:formula="of:=[.F$2]+([.F$3]*[.$A9])" office:value-type="float" office:value="0.225" calcext:value-type="float">
            <text:p>0.225</text:p>
          </table:table-cell>
          <table:table-cell table:formula="of:=[.F$4]/([.F9]*[.F9])" office:value-type="float" office:value="71.1111111111111" calcext:value-type="float">
            <text:p>71.11111111111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2]+([.B$3]*[.$A10])" office:value-type="float" office:value="0.47" calcext:value-type="float">
            <text:p>0.47</text:p>
          </table:table-cell>
          <table:table-cell table:formula="of:=[.B$4]/([.B10]*[.B10])" office:value-type="float" office:value="1629.69669533726" calcext:value-type="float">
            <text:p>1629.69669533726</text:p>
          </table:table-cell>
          <table:table-cell table:formula="of:=[.D$2]+([.D$3]*[.$A10])" office:value-type="float" office:value="0.33" calcext:value-type="float">
            <text:p>0.33</text:p>
          </table:table-cell>
          <table:table-cell table:formula="of:=[.D$4]/([.D10]*[.D10])" office:value-type="float" office:value="33.0578512396694" calcext:value-type="float">
            <text:p>33.0578512396694</text:p>
          </table:table-cell>
          <table:table-cell table:formula="of:=[.F$2]+([.F$3]*[.$A10])" office:value-type="float" office:value="0.3" calcext:value-type="float">
            <text:p>0.3</text:p>
          </table:table-cell>
          <table:table-cell table:formula="of:=[.F$4]/([.F10]*[.F10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$2]+([.B$3]*[.$A11])" office:value-type="float" office:value="0.64" calcext:value-type="float">
            <text:p>0.64</text:p>
          </table:table-cell>
          <table:table-cell table:formula="of:=[.B$4]/([.B11]*[.B11])" office:value-type="float" office:value="878.90625" calcext:value-type="float">
            <text:p>878.90625</text:p>
          </table:table-cell>
          <table:table-cell table:formula="of:=[.D$2]+([.D$3]*[.$A11])" office:value-type="float" office:value="0.51" calcext:value-type="float">
            <text:p>0.51</text:p>
          </table:table-cell>
          <table:table-cell table:formula="of:=[.D$4]/([.D11]*[.D11])" office:value-type="float" office:value="13.840830449827" calcext:value-type="float">
            <text:p>13.840830449827</text:p>
          </table:table-cell>
          <table:table-cell table:formula="of:=[.F$2]+([.F$3]*[.$A11])" office:value-type="float" office:value="0.45" calcext:value-type="float">
            <text:p>0.45</text:p>
          </table:table-cell>
          <table:table-cell table:formula="of:=[.F$4]/([.F11]*[.F11])" office:value-type="float" office:value="17.7777777777778" calcext:value-type="float">
            <text:p>17.77777777777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$2]+([.B$3]*[.$A12])" office:value-type="float" office:value="1.15" calcext:value-type="float">
            <text:p>1.15</text:p>
          </table:table-cell>
          <table:table-cell table:formula="of:=[.B$4]/([.B12]*[.B12])" office:value-type="float" office:value="272.211720226843" calcext:value-type="float">
            <text:p>272.211720226843</text:p>
          </table:table-cell>
          <table:table-cell table:formula="of:=[.D$2]+([.D$3]*[.$A12])" office:value-type="float" office:value="1.05" calcext:value-type="float">
            <text:p>1.05</text:p>
          </table:table-cell>
          <table:table-cell table:formula="of:=[.D$4]/([.D12]*[.D12])" office:value-type="float" office:value="3.26530612244898" calcext:value-type="float">
            <text:p>3.26530612244898</text:p>
          </table:table-cell>
          <table:table-cell table:formula="of:=[.F$2]+([.F$3]*[.$A12])" office:value-type="float" office:value="0.9" calcext:value-type="float">
            <text:p>0.9</text:p>
          </table:table-cell>
          <table:table-cell table:formula="of:=[.F$4]/([.F12]*[.F12])" office:value-type="float" office:value="4.44444444444444" calcext:value-type="float">
            <text:p>4.444444444444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2]+([.B$3]*[.$A13])" office:value-type="float" office:value="2" calcext:value-type="float">
            <text:p>2</text:p>
          </table:table-cell>
          <table:table-cell table:formula="of:=[.B$4]/([.B13]*[.B13])" office:value-type="float" office:value="90" calcext:value-type="float">
            <text:p>90</text:p>
          </table:table-cell>
          <table:table-cell table:formula="of:=[.D$2]+([.D$3]*[.$A13])" office:value-type="float" office:value="1.95" calcext:value-type="float">
            <text:p>1.95</text:p>
          </table:table-cell>
          <table:table-cell table:formula="of:=[.D$4]/([.D13]*[.D13])" office:value-type="float" office:value="0.946745562130177" calcext:value-type="float">
            <text:p>0.946745562130177</text:p>
          </table:table-cell>
          <table:table-cell table:formula="of:=[.F$2]+([.F$3]*[.$A13])" office:value-type="float" office:value="1.65" calcext:value-type="float">
            <text:p>1.65</text:p>
          </table:table-cell>
          <table:table-cell table:formula="of:=[.F$4]/([.F13]*[.F13])" office:value-type="float" office:value="1.32231404958678" calcext:value-type="float">
            <text:p>1.3223140495867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B$2]+([.B$3]*[.$A14])" office:value-type="float" office:value="2.85" calcext:value-type="float">
            <text:p>2.85</text:p>
          </table:table-cell>
          <table:table-cell table:formula="of:=[.B$4]/([.B14]*[.B14])" office:value-type="float" office:value="44.3213296398892" calcext:value-type="float">
            <text:p>44.3213296398892</text:p>
          </table:table-cell>
          <table:table-cell table:formula="of:=[.D$2]+([.D$3]*[.$A14])" office:value-type="float" office:value="2.85" calcext:value-type="float">
            <text:p>2.85</text:p>
          </table:table-cell>
          <table:table-cell table:formula="of:=[.D$4]/([.D14]*[.D14])" office:value-type="float" office:value="0.443213296398892" calcext:value-type="float">
            <text:p>0.443213296398892</text:p>
          </table:table-cell>
          <table:table-cell table:formula="of:=[.F$2]+([.F$3]*[.$A14])" office:value-type="float" office:value="2.4" calcext:value-type="float">
            <text:p>2.4</text:p>
          </table:table-cell>
          <table:table-cell table:formula="of:=[.F$4]/([.F14]*[.F14]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2]+([.B$3]*[.$A15])" office:value-type="float" office:value="3.7" calcext:value-type="float">
            <text:p>3.7</text:p>
          </table:table-cell>
          <table:table-cell table:formula="of:=[.B$4]/([.B15]*[.B15])" office:value-type="float" office:value="26.2965668371074" calcext:value-type="float">
            <text:p>26.2965668371074</text:p>
          </table:table-cell>
          <table:table-cell table:formula="of:=[.D$2]+([.D$3]*[.$A15])" office:value-type="float" office:value="3.75" calcext:value-type="float">
            <text:p>3.75</text:p>
          </table:table-cell>
          <table:table-cell table:formula="of:=[.D$4]/([.D15]*[.D15])" office:value-type="float" office:value="0.256" calcext:value-type="float">
            <text:p>0.256</text:p>
          </table:table-cell>
          <table:table-cell table:formula="of:=[.F$2]+([.F$3]*[.$A15])" office:value-type="float" office:value="3.15" calcext:value-type="float">
            <text:p>3.15</text:p>
          </table:table-cell>
          <table:table-cell table:formula="of:=[.F$4]/([.F15]*[.F15])" office:value-type="float" office:value="0.36281179138322" calcext:value-type="float">
            <text:p>0.3628117913832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2]+([.B$3]*[.$A16])" office:value-type="float" office:value="5.4" calcext:value-type="float">
            <text:p>5.4</text:p>
          </table:table-cell>
          <table:table-cell table:formula="of:=[.B$4]/([.B16]*[.B16])" office:value-type="float" office:value="12.3456790123457" calcext:value-type="float">
            <text:p>12.3456790123457</text:p>
          </table:table-cell>
          <table:table-cell table:formula="of:=[.D$2]+([.D$3]*[.$A16])" office:value-type="float" office:value="5.55" calcext:value-type="float">
            <text:p>5.55</text:p>
          </table:table-cell>
          <table:table-cell table:formula="of:=[.D$4]/([.D16]*[.D16])" office:value-type="float" office:value="0.116873630387144" calcext:value-type="float">
            <text:p>0.116873630387144</text:p>
          </table:table-cell>
          <table:table-cell table:formula="of:=[.F$2]+([.F$3]*[.$A16])" office:value-type="float" office:value="4.65" calcext:value-type="float">
            <text:p>4.65</text:p>
          </table:table-cell>
          <table:table-cell table:formula="of:=[.F$4]/([.F16]*[.F16])" office:value-type="float" office:value="0.166493236212279" calcext:value-type="float">
            <text:p>0.16649323621227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2]+([.B$3]*[.$A17])" office:value-type="float" office:value="7.1" calcext:value-type="float">
            <text:p>7.1</text:p>
          </table:table-cell>
          <table:table-cell table:formula="of:=[.B$4]/([.B17]*[.B17])" office:value-type="float" office:value="7.1414401904384" calcext:value-type="float">
            <text:p>7.1414401904384</text:p>
          </table:table-cell>
          <table:table-cell table:formula="of:=[.D$2]+([.D$3]*[.$A17])" office:value-type="float" office:value="7.35" calcext:value-type="float">
            <text:p>7.35</text:p>
          </table:table-cell>
          <table:table-cell table:formula="of:=[.D$4]/([.D17]*[.D17])" office:value-type="float" office:value="0.0666389004581424" calcext:value-type="float">
            <text:p>0.066638900458143</text:p>
          </table:table-cell>
          <table:table-cell table:formula="of:=[.F$2]+([.F$3]*[.$A17])" office:value-type="float" office:value="6.15" calcext:value-type="float">
            <text:p>6.15</text:p>
          </table:table-cell>
          <table:table-cell table:formula="of:=[.F$4]/([.F17]*[.F17])" office:value-type="float" office:value="0.0951814396192742" calcext:value-type="float">
            <text:p>0.09518143961927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2]+([.B$3]*[.$A18])" office:value-type="float" office:value="17.3" calcext:value-type="float">
            <text:p>17.3</text:p>
          </table:table-cell>
          <table:table-cell table:formula="of:=[.B$4]/([.B18]*[.B18])" office:value-type="float" office:value="1.20284673727823" calcext:value-type="float">
            <text:p>1.20284673727823</text:p>
          </table:table-cell>
          <table:table-cell table:formula="of:=[.D$2]+([.D$3]*[.$A18])" office:value-type="float" office:value="18.15" calcext:value-type="float">
            <text:p>18.15</text:p>
          </table:table-cell>
          <table:table-cell table:formula="of:=[.D$4]/([.D18]*[.D18])" office:value-type="float" office:value="0.0109282152858411" calcext:value-type="float">
            <text:p>0.010928215285841</text:p>
          </table:table-cell>
          <table:table-cell table:formula="of:=[.F$2]+([.F$3]*[.$A18])" office:value-type="float" office:value="15.15" calcext:value-type="float">
            <text:p>15.15</text:p>
          </table:table-cell>
          <table:table-cell table:formula="of:=[.F$4]/([.F18]*[.F18])" office:value-type="float" office:value="0.0156847367905107" calcext:value-type="float">
            <text:p>0.015684736790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8">00/00/0000</text:date>, <text:time style:data-style-name="N2" text:time-value="10:23:22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6:40:04.986000000</meta:creation-date>
    <dc:date>2017-11-18T10:25:54.034000000</dc:date>
    <meta:editing-duration>P3DT13H55M13S</meta:editing-duration>
    <meta:editing-cycles>8</meta:editing-cycles>
    <meta:generator>LibreOffice/5.4.2.2$Windows_x86 LibreOffice_project/22b09f6418e8c2d508a9eaf86b2399209b0990f4</meta:generator>
    <meta:document-statistic meta:table-count="2" meta:cell-count="1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71cm" svg:height="15.619cm" xlink:href=".." xlink:type="simple" chart:class="chart:scatter" chart:style-name="ch1">
        <chart:legend chart:legend-position="end" svg:x="23.084cm" svg:y="6.763cm" style:legend-expansion="high" chart:style-name="ch2"/>
        <chart:plot-area chart:style-name="ch3" table:cell-range-address="CameraZoom.A2:CameraZoom.C5 CameraZoom.B1:CameraZoom.C1" chart:data-source-has-labels="row" svg:x="0.531cm" svg:y="0.312cm" svg:width="22.022cm" svg:height="14.995cm">
          <chartooo:coordinate-region svg:x="1.337cm" svg:y="0.511cm" svg:width="20.117cm" svg:height="14.1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ameraZoom.B2:CameraZoom.B5" chart:label-cell-address="CameraZoom.B1:CameraZoom.B1" chart:class="chart:scatter">
            <chart:domain table:cell-range-address="CameraZoom.A2:CameraZoom.A5"/>
            <chart:regression-curve chart:style-name="ch8">
              <chart:equation chart:display-equation="true" chart:display-r-square="false" svg:x="3.498cm" svg:y="10.629cm"/>
            </chart:regression-curve>
            <chart:data-point chart:repeated="4"/>
          </chart:series>
          <chart:series chart:attached-axis="secondary-y" chart:style-name="ch9" chart:values-cell-range-address="CameraZoom.C2:CameraZoom.C5" chart:label-cell-address="CameraZoom.C1:CameraZoom.C1" chart:class="chart:scatter">
            <chart:regression-curve chart:style-name="ch10">
              <chart:equation chart:display-equation="true" chart:display-r-square="false" svg:x="5.889cm" svg:y="3.001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CameraZoom.B1:CameraZoom.B1</svg:desc>
                </draw:g>
              </table:table-cell>
              <table:table-cell office:value-type="string">
                <text:p>z</text:p>
                <draw:g>
                  <svg:desc>CameraZoom.C1:CameraZoo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meraZoom.A2:CameraZoom.A5</svg:desc>
                </draw:g>
              </table:table-cell>
              <table:table-cell office:value-type="float" office:value="90">
                <text:p>90</text:p>
                <draw:g>
                  <svg:desc>CameraZoom.B2:CameraZoom.B5</svg:desc>
                </draw:g>
              </table:table-cell>
              <table:table-cell office:value-type="float" office:value="-50">
                <text:p>-50</text:p>
                <draw:g>
                  <svg:desc>CameraZoom.C2:CameraZoom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0">
                <text:p>1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7.4">
                <text:p>7.4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.8">
                <text:p>5.8</text:p>
              </table:table-cell>
              <table:table-cell office:value-type="float" office:value="-1150">
                <text:p>-1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41cm" svg:height="9.868cm" xlink:href=".." xlink:type="simple" chart:class="chart:scatter" chart:style-name="ch1">
        <chart:legend chart:legend-position="end" svg:x="15.109cm" svg:y="4.137cm" style:legend-expansion="high" chart:style-name="ch2"/>
        <chart:plot-area chart:style-name="ch3" table:cell-range-address="BeamDamage.A7:BeamDamage.A18 BeamDamage.B1:BeamDamage.B1 BeamDamage.C7:BeamDamage.C18 BeamDamage.D1:BeamDamage.D1 BeamDamage.E7:BeamDamage.E18 BeamDamage.F1:BeamDamage.F1 BeamDamage.G7:BeamDamage.G18" chart:data-source-has-labels="row" svg:x="1.371cm" svg:y="0.197cm" svg:width="13.378cm" svg:height="8.493cm">
          <chartooo:coordinate-region svg:x="2.283cm" svg:y="0.396cm" svg:width="11.736cm" svg:height="7.647cm"/>
          <chart:axis chart:dimension="x" chart:name="primary-x" chart:style-name="ch4">
            <chart:title svg:x="7.368cm" svg:y="8.887cm" chart:style-name="ch5">
              <text:p>Distance</text:p>
            </chart:title>
          </chart:axis>
          <chart:axis chart:dimension="y" chart:name="primary-y" chart:style-name="ch4">
            <chart:title svg:x="0.451cm" svg:y="5.122cm" chart:style-name="ch6">
              <text:p>Damage</text:p>
            </chart:title>
            <chart:grid chart:style-name="ch7" chart:class="major"/>
          </chart:axis>
          <chart:series chart:style-name="ch8" chart:values-cell-range-address="BeamDamage.C7:BeamDamage.C18" chart:label-cell-address="BeamDamage.B1:BeamDamage.B1" chart:class="chart:scatter">
            <chart:domain table:cell-range-address="BeamDamage.A7:BeamDamage.A18"/>
            <chart:data-point chart:repeated="12"/>
          </chart:series>
          <chart:series chart:style-name="ch9" chart:values-cell-range-address="BeamDamage.E7:BeamDamage.E18" chart:label-cell-address="BeamDamage.D1:BeamDamage.D1" chart:class="chart:scatter">
            <chart:data-point chart:repeated="12"/>
          </chart:series>
          <chart:series chart:style-name="ch10" chart:values-cell-range-address="BeamDamage.G7:BeamDamage.G18" chart:label-cell-address="BeamDamage.F1:BeamDamage.F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ig beam</text:p>
                <draw:g>
                  <svg:desc>BeamDamage.B1:BeamDamage.B1</svg:desc>
                </draw:g>
              </table:table-cell>
              <table:table-cell office:value-type="string">
                <text:p>Mini beam</text:p>
                <draw:g>
                  <svg:desc>BeamDamage.D1:BeamDamage.D1</svg:desc>
                </draw:g>
              </table:table-cell>
              <table:table-cell office:value-type="string">
                <text:p>Test</text:p>
                <draw:g>
                  <svg:desc>BeamDamage.F1:BeamDamag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amDamage.A7:BeamDamage.A18</svg:desc>
                </draw:g>
              </table:table-cell>
              <table:table-cell office:value-type="float" office:value="4000">
                <text:p>4000</text:p>
                <draw:g>
                  <svg:desc>BeamDamage.C7:BeamDamage.C18</svg:desc>
                </draw:g>
              </table:table-cell>
              <table:table-cell office:value-type="float" office:value="160">
                <text:p>160</text:p>
                <draw:g>
                  <svg:desc>BeamDamage.E7:BeamDamage.E18</svg:desc>
                </draw:g>
              </table:table-cell>
              <table:table-cell office:value-type="float" office:value="160">
                <text:p>160</text:p>
                <draw:g>
                  <svg:desc>BeamDamage.G7:BeamDamage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582.48166465981">
                <text:p>3582.48166465981</text:p>
              </table:table-cell>
              <table:table-cell office:value-type="float" office:value="127.551020408163">
                <text:p>127.551020408163</text:p>
              </table:table-cell>
              <table:table-cell office:value-type="float" office:value="132.231404958678">
                <text:p>132.231404958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428.74009107775">
                <text:p>2428.74009107775</text:p>
              </table:table-cell>
              <table:table-cell office:value-type="float" office:value="62.5">
                <text:p>62.5</text:p>
              </table:table-cell>
              <table:table-cell office:value-type="float" office:value="71.1111111111111">
                <text:p>71.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629.69669533726">
                <text:p>1629.69669533726</text:p>
              </table:table-cell>
              <table:table-cell office:value-type="float" office:value="33.0578512396694">
                <text:p>33.05785123966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878.90625">
                <text:p>878.90625</text:p>
              </table:table-cell>
              <table:table-cell office:value-type="float" office:value="13.840830449827">
                <text:p>13.840830449827</text:p>
              </table:table-cell>
              <table:table-cell office:value-type="float" office:value="17.7777777777778">
                <text:p>17.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72.211720226843">
                <text:p>272.211720226843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90">
                <text:p>90</text:p>
              </table:table-cell>
              <table:table-cell office:value-type="float" office:value="0.946745562130177">
                <text:p>0.946745562130177</text:p>
              </table:table-cell>
              <table:table-cell office:value-type="float" office:value="1.32231404958678">
                <text:p>1.32231404958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44.3213296398892">
                <text:p>44.3213296398892</text:p>
              </table:table-cell>
              <table:table-cell office:value-type="float" office:value="0.443213296398892">
                <text:p>0.44321329639889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6.2965668371074">
                <text:p>26.2965668371074</text:p>
              </table:table-cell>
              <table:table-cell office:value-type="float" office:value="0.256">
                <text:p>0.256</text:p>
              </table:table-cell>
              <table:table-cell office:value-type="float" office:value="0.36281179138322">
                <text:p>0.36281179138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2.3456790123457">
                <text:p>12.3456790123457</text:p>
              </table:table-cell>
              <table:table-cell office:value-type="float" office:value="0.116873630387144">
                <text:p>0.116873630387144</text:p>
              </table:table-cell>
              <table:table-cell office:value-type="float" office:value="0.166493236212279">
                <text:p>0.166493236212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7.1414401904384">
                <text:p>7.1414401904384</text:p>
              </table:table-cell>
              <table:table-cell office:value-type="float" office:value="0.0666389004581424">
                <text:p>0.0666389004581424</text:p>
              </table:table-cell>
              <table:table-cell office:value-type="float" office:value="0.0951814396192742">
                <text:p>0.0951814396192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1.20284673727823">
                <text:p>1.20284673727823</text:p>
              </table:table-cell>
              <table:table-cell office:value-type="float" office:value="0.0109282152858411">
                <text:p>0.0109282152858411</text:p>
              </table:table-cell>
              <table:table-cell office:value-type="float" office:value="0.0156847367905107">
                <text:p>0.0156847367905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